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Falling</text:p>
          </table:table-cell>
          <table:table-cell table:style-name="Default"/>
          <table:table-cell/>
          <table:table-cell table:style-name="Default" office:value-type="string" calcext:value-type="string">
            <text:p>Rising</text:p>
          </table:table-cell>
          <table:table-cell table:style-name="Default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DEGREES(ASIN([.A2]/[.$A$1]))" office:value-type="float" office:value="9.59406822686046" calcext:value-type="float">
            <text:p>9.59</text:p>
          </table:table-cell>
          <table:table-cell table:formula="of:=([.B2]-[.B$12])^2" office:value-type="float" office:value="4.74286331683912" calcext:value-type="float">
            <text:p>4.74</text:p>
          </table:table-cell>
          <table:table-cell office:value-type="float" office:value="1" calcext:value-type="float">
            <text:p>1</text:p>
          </table:table-cell>
          <table:table-cell table:formula="of:=DEGREES(ASIN([.D2]/[.$A$1]))" office:value-type="float" office:value="3.82255372927434" calcext:value-type="float">
            <text:p>3.82</text:p>
          </table:table-cell>
          <table:table-cell table:formula="of:=([.E2]-[.E$12])^2" office:value-type="float" office:value="28.8741721379087" calcext:value-type="float">
            <text:p>28.8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DEGREES(ASIN([.A3]/[.$A$1]))" office:value-type="float" office:value="6.50750359174475" calcext:value-type="float">
            <text:p>6.51</text:p>
          </table:table-cell>
          <table:table-cell table:formula="of:=([.B3]-[.B$12])^2" office:value-type="float" office:value="0.82583209896796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table:formula="of:=DEGREES(ASIN([.D3]/[.$A$1]))" office:value-type="float" office:value="3.05722542845929" calcext:value-type="float">
            <text:p>3.06</text:p>
          </table:table-cell>
          <table:table-cell table:formula="of:=([.E3]-[.E$12])^2" office:value-type="float" office:value="21.2349633138914" calcext:value-type="float">
            <text:p>21.2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DEGREES(ASIN([.A4]/[.$A$1]))" office:value-type="float" office:value="6.12319886626942" calcext:value-type="float">
            <text:p>6.12</text:p>
          </table:table-cell>
          <table:table-cell table:formula="of:=([.B4]-[.B$12])^2" office:value-type="float" office:value="1.671998400876" calcext:value-type="float">
            <text:p>1.67</text:p>
          </table:table-cell>
          <table:table-cell office:value-type="float" office:value="-0.3" calcext:value-type="float">
            <text:p>-0.3</text:p>
          </table:table-cell>
          <table:table-cell table:formula="of:=DEGREES(ASIN([.D4]/[.$A$1]))" office:value-type="float" office:value="-1.14599199838859" calcext:value-type="float">
            <text:p>-1.15</text:p>
          </table:table-cell>
          <table:table-cell table:formula="of:=([.E4]-[.E$12])^2" office:value-type="float" office:value="0.163963085860036" calcext:value-type="float">
            <text:p>0.1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DEGREES(ASIN([.A5]/[.$A$1]))" office:value-type="float" office:value="14.674849742863" calcext:value-type="float">
            <text:p>14.67</text:p>
          </table:table-cell>
          <table:table-cell table:formula="of:=([.B5]-[.B$12])^2" office:value-type="float" office:value="52.6871738628457" calcext:value-type="float">
            <text:p>52.69</text:p>
          </table:table-cell>
          <table:table-cell office:value-type="float" office:value="-0.4" calcext:value-type="float">
            <text:p>-0.4</text:p>
          </table:table-cell>
          <table:table-cell table:formula="of:=DEGREES(ASIN([.D5]/[.$A$1]))" office:value-type="float" office:value="-1.52806859461075" calcext:value-type="float">
            <text:p>-1.53</text:p>
          </table:table-cell>
          <table:table-cell table:formula="of:=([.E5]-[.E$12])^2" office:value-type="float" office:value="0.000521983551700476" calcext:value-type="float">
            <text:p>0.0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DEGREES(ASIN([.A6]/[.$A$1]))" office:value-type="float" office:value="4.58856573578584" calcext:value-type="float">
            <text:p>4.59</text:p>
          </table:table-cell>
          <table:table-cell table:formula="of:=([.B6]-[.B$12])^2" office:value-type="float" office:value="7.99583583812172" calcext:value-type="float">
            <text:p>8.00</text:p>
          </table:table-cell>
          <table:table-cell office:value-type="float" office:value="-0.5" calcext:value-type="float">
            <text:p>-0.5</text:p>
          </table:table-cell>
          <table:table-cell table:formula="of:=DEGREES(ASIN([.D6]/[.$A$1]))" office:value-type="float" office:value="-1.91021317170993" calcext:value-type="float">
            <text:p>-1.91</text:p>
          </table:table-cell>
          <table:table-cell table:formula="of:=([.E6]-[.E$12])^2" office:value-type="float" office:value="0.129094778117718" calcext:value-type="float">
            <text:p>0.1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DEGREES(ASIN([.A7]/[.$A$1]))" office:value-type="float" office:value="5.73917047726679" calcext:value-type="float">
            <text:p>5.74</text:p>
          </table:table-cell>
          <table:table-cell table:formula="of:=([.B7]-[.B$12])^2" office:value-type="float" office:value="2.81261799031942" calcext:value-type="float">
            <text:p>2.81</text:p>
          </table:table-cell>
          <table:table-cell office:value-type="float" office:value="0.1" calcext:value-type="float">
            <text:p>0.1</text:p>
          </table:table-cell>
          <table:table-cell table:formula="of:=DEGREES(ASIN([.D7]/[.$A$1]))" office:value-type="float" office:value="0.381974692898349" calcext:value-type="float">
            <text:p>0.38</text:p>
          </table:table-cell>
          <table:table-cell table:formula="of:=([.E7]-[.E$12])^2" office:value-type="float" office:value="3.73606470641658" calcext:value-type="float">
            <text:p>3.7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DEGREES(ASIN([.A8]/[.$A$1]))" office:value-type="float" office:value="4.97187156817286" calcext:value-type="float">
            <text:p>4.97</text:p>
          </table:table-cell>
          <table:table-cell table:formula="of:=([.B8]-[.B$12])^2" office:value-type="float" office:value="5.97501836929732" calcext:value-type="float">
            <text:p>5.98</text:p>
          </table:table-cell>
          <table:table-cell office:value-type="float" office:value="-0.5" calcext:value-type="float">
            <text:p>-0.5</text:p>
          </table:table-cell>
          <table:table-cell table:formula="of:=DEGREES(ASIN([.D8]/[.$A$1]))" office:value-type="float" office:value="-1.91021317170993" calcext:value-type="float">
            <text:p>-1.91</text:p>
          </table:table-cell>
          <table:table-cell table:formula="of:=([.E8]-[.E$12])^2" office:value-type="float" office:value="0.129094778117718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GREES(ASIN([.A9]/[.$A$1]))" office:value-type="float" office:value="3.82255372927434" calcext:value-type="float">
            <text:p>3.82</text:p>
          </table:table-cell>
          <table:table-cell table:formula="of:=([.B9]-[.B$12])^2" office:value-type="float" office:value="12.9147005957473" calcext:value-type="float">
            <text:p>12.91</text:p>
          </table:table-cell>
          <table:table-cell office:value-type="float" office:value="-4.3" calcext:value-type="float">
            <text:p>-4.3</text:p>
          </table:table-cell>
          <table:table-cell table:formula="of:=DEGREES(ASIN([.D9]/[.$A$1]))" office:value-type="float" office:value="-16.6584990500775" calcext:value-type="float">
            <text:p>-16.66</text:p>
          </table:table-cell>
          <table:table-cell table:formula="of:=([.E9]-[.E$12])^2" office:value-type="float" office:value="228.239079092033" calcext:value-type="float">
            <text:p>228.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DEGREES(ASIN([.A10]/[.$A$1]))" office:value-type="float" office:value="2.67477448773541" calcext:value-type="float">
            <text:p>2.67</text:p>
          </table:table-cell>
          <table:table-cell table:formula="of:=([.B10]-[.B$12])^2" office:value-type="float" office:value="22.4816529807025" calcext:value-type="float">
            <text:p>22.48</text:p>
          </table:table-cell>
          <table:table-cell office:value-type="float" office:value="0.4" calcext:value-type="float">
            <text:p>0.4</text:p>
          </table:table-cell>
          <table:table-cell table:formula="of:=DEGREES(ASIN([.D10]/[.$A$1]))" office:value-type="float" office:value="1.52806859461075" calcext:value-type="float">
            <text:p>1.53</text:p>
          </table:table-cell>
          <table:table-cell table:formula="of:=([.E10]-[.E$12])^2" office:value-type="float" office:value="9.48014338717618" calcext:value-type="float">
            <text:p>9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GREES(ASIN([.A11]/[.$A$1]))" office:value-type="float" office:value="15.4660099534206" calcext:value-type="float">
            <text:p>15.47</text:p>
          </table:table-cell>
          <table:table-cell table:formula="of:=([.B11]-[.B$12])^2" office:value-type="float" office:value="64.7985284401007" calcext:value-type="float">
            <text:p>64.80</text:p>
          </table:table-cell>
          <table:table-cell office:value-type="float" office:value="-0.3" calcext:value-type="float">
            <text:p>-0.3</text:p>
          </table:table-cell>
          <table:table-cell table:formula="of:=DEGREES(ASIN([.D11]/[.$A$1]))" office:value-type="float" office:value="-1.14599199838859" calcext:value-type="float">
            <text:p>-1.15</text:p>
          </table:table-cell>
          <table:table-cell table:formula="of:=([.E11]-[.E$12])^2" office:value-type="float" office:value="0.163963085860036" calcext:value-type="float">
            <text:p>0.16</text:p>
          </table:table-cell>
        </table:table-row>
        <table:table-row table:style-name="ro1">
          <table:table-cell/>
          <table:table-cell table:formula="of:=AVERAGE([.B2:.B11])" office:value-type="float" office:value="7.41625663793934" calcext:value-type="float">
            <text:p>7.42</text:p>
          </table:table-cell>
          <table:table-cell table:number-columns-repeated="2"/>
          <table:table-cell table:formula="of:=AVERAGE([.E2:.E11])" office:value-type="float" office:value="-1.55091555396425" calcext:value-type="float">
            <text:p>-1.55</text:p>
          </table:table-cell>
          <table:table-cell/>
        </table:table-row>
        <table:table-row table:style-name="ro1">
          <table:table-cell/>
          <table:table-cell table:formula="of:=SQRT(SUM([.C2:.C11])/9)" office:value-type="float" office:value="4.43353661055042" calcext:value-type="float">
            <text:p>4.43</text:p>
          </table:table-cell>
          <table:table-cell table:number-columns-repeated="2"/>
          <table:table-cell table:formula="of:=SQRT(SUM([.F2:.F11])/9)" office:value-type="float" office:value="5.69747566275269" calcext:value-type="float">
            <text:p>5.70</text:p>
          </table:table-cell>
          <table:table-cell/>
        </table:table-row>
        <table:table-row table:style-name="ro1">
          <table:table-cell/>
          <table:table-cell table:style-name="Default" table:formula="of:=COM.MICROSOFT.STDEV.S([.B2:.B11])" office:value-type="float" office:value="4.43353661055042" calcext:value-type="float">
            <text:p>4.43353661055042</text:p>
          </table:table-cell>
          <table:table-cell table:style-name="Default"/>
          <table:table-cell/>
          <table:table-cell table:style-name="Default" table:formula="of:=COM.MICROSOFT.STDEV.S([.E2:.E11])" office:value-type="float" office:value="5.69747566275269" calcext:value-type="float">
            <text:p>5.6974756627526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9:55:28.733482239</meta:creation-date>
    <dc:date>2016-10-17T13:48:14.820411763</dc:date>
    <meta:editing-duration>PT24M43S</meta:editing-duration>
    <meta:editing-cycles>3</meta:editing-cycles>
    <meta:generator>LibreOffice/5.2.2.2$Linux_X86_64 LibreOffice_project/20m0$Build-2</meta:generator>
    <meta:document-statistic meta:table-count="1" meta:cell-count="69" meta:object-count="0"/>
  </office:meta>
</office:document-meta>
</file>